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MA NIETO, CONSUEL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58760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80974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MA NIETO, CONSUEL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8760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 809 74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5876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5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10433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6073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7607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10/2021</text:p>
          </table:table-cell>
          <table:table-cell table:style-name="Tabla2.A4" office:value-type="string">
            <text:p text:style-name="P22">109287</text:p>
          </table:table-cell>
          <table:table-cell table:style-name="Tabla2.D4" office:value-type="string">
            <text:p text:style-name="P23">100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25/10/21 OP- 111344 S/1,000.00 <text:line-break/><text:line-break/>03/11/21 OP - 5952867 S/2,717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20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